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c552" officeooo:paragraph-rsid="0016c552"/>
    </style:style>
    <style:style style:name="P2" style:family="paragraph" style:parent-style-name="Standard">
      <style:text-properties fo:font-weight="normal" officeooo:rsid="0016c552" officeooo:paragraph-rsid="0016c552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text-properties officeooo:paragraph-rsid="0016c552"/>
    </style:style>
    <style:style style:name="P6" style:family="paragraph" style:parent-style-name="Text_20_body">
      <style:text-properties officeooo:rsid="0016c552" officeooo:paragraph-rsid="0016c552"/>
    </style:style>
    <style:style style:name="P7" style:family="paragraph" style:parent-style-name="Text_20_body" style:list-style-name="L1">
      <style:text-properties officeooo:rsid="00170c61" officeooo:paragraph-rsid="00170c61"/>
    </style:style>
    <style:style style:name="P8" style:family="paragraph" style:parent-style-name="Text_20_body">
      <style:text-properties officeooo:rsid="00170c61" officeooo:paragraph-rsid="00170c61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ndles</text:p>
      <text:p text:style-name="P1"/>
      <text:p text:style-name="P1">Sketch <text:s/>dos exercícios</text:p>
      <text:p text:style-name="P1"/>
      <text:p text:style-name="P1">1.2.3</text:p>
      <text:p text:style-name="P1"/>
      <text:p text:style-name="P1">## Distribuição Conjunta de W_{s-r} e W_{s} - W_{r}</text:p>
      <text:p text:style-name="P1"/>
      <text:p text:style-name="P1">F(x): Função de distribuição absolutamente contínua de uma variável aleatória X.</text:p>
      <text:p text:style-name="P1">n: <text:s/>Tamanho da amostra.</text:p>
      <text:p text:style-name="P1">X(i): i-ésima estatística de ordem da amostra.</text:p>
      <text:p text:style-name="P1">W_i = F(X(i)): Transformação das estatísticas de ordem.</text:p>
      <text:p text:style-name="P1">r, s: Inteiros positivos, com r &lt; s.</text:p>
      <text:p text:style-name="P1"/>
      <text:p text:style-name="P1">Objetivo: Mostrar que W_{s-r} e W_{s} - W_{r} possuem a mesma distribuição.</text:p>
      <text:p text:style-name="P1"/>
      <text:p text:style-name="P1">Demonstração:</text:p>
      <text:p text:style-name="P1"/>
      <text:p text:style-name="P1">1. Distribuição de W_i:</text:p>
      <text:p text:style-name="P1"/>
      <text:p text:style-name="P1">* Para todo i = 1, ..., n, W_i possui distribuição uniforme no intervalo [0, 1].</text:p>
      <text:p text:style-name="P1">* Isso se dá pela definição de F(x) como uma função de distribuição, mapeando valores de X para o intervalo [0, 1].</text:p>
      <text:p text:style-name="P1"/>
      <text:p text:style-name="P1">2. Transformação Conjunta:</text:p>
      <text:p text:style-name="P1"/>
      <text:p text:style-name="P1">* Considere a transformação conjunta: U = W_{s-r} e V = W_{s} - W_{r}.</text:p>
      <text:p text:style-name="P1">* Para cada par de valores (u, v), podemos encontrar os valores correspondentes de W_{s-r} e W_{s}.</text:p>
      <text:p text:style-name="P1">* Essa transformação é invertível, ou seja, para cada par (u, v), existe um único par (w_{s-r}, w_{s}) que satisfaz as equações:</text:p>
      <text:p text:style-name="P1"><text:s text:c="4"/>* u = F(X_{s-r})</text:p>
      <text:p text:style-name="P1"><text:s text:c="4"/>* v = F(X_{s}) - F(X_{r})</text:p>
      <text:p text:style-name="P1"/>
      <text:p text:style-name="P1">3. Densidade Conjunta:</text:p>
      <text:p text:style-name="P1"/>
      <text:p text:style-name="P1">* A densidade conjunta de U e V pode ser obtida através da regra de mudança de variável:</text:p>
      <text:p text:style-name="P1"><text:s text:c="4"/>* f(u, v) = |det(J)| * g(w_{s-r}, w_{s})</text:p>
      <text:p text:style-name="P1">* Onde:</text:p>
      <text:p text:style-name="P1"><text:s text:c="4"/>* J é a matriz jacobiana da transformação, dada por:</text:p>
      <text:p text:style-name="P1"><text:s text:c="4"/></text:p>
      <text:p text:style-name="P1"><text:s text:c="8"/>| ∂u/∂w_{s-r} <text:s text:c="2"/>∂u/∂w_{s} |</text:p>
      <text:p text:style-name="P1"><text:s text:c="8"/>| ∂v/∂w_{s-r} <text:s text:c="2"/>∂v/∂w_{s} |</text:p>
      <text:p text:style-name="P1"><text:s text:c="5"/></text:p>
      <text:p text:style-name="P1"><text:s text:c="4"/>* g(w_{s-r}, w_{s}) é a densidade conjunta de W_{s-r} e W_{s}.</text:p>
      <text:p text:style-name="P1"/>
      <text:p text:style-name="P1">4. Independência:</text:p>
      <text:p text:style-name="P1"/>
      <text:p text:style-name="P1">* Demonstraremos que a matriz jacobiana é diagonal, o que implica na independência de U e V.</text:p>
      <text:p text:style-name="P1"><text:s text:c="4"/>* ∂u/∂w_{s} = 0, pois W_{s-r} não depende de W_{s}.</text:p>
      <text:p text:style-name="P1"><text:soft-page-break/><text:s text:c="4"/>* ∂v/∂w_{r} = 0, pois W_{s} - W_{r} não depende de W_{r}.</text:p>
      <text:p text:style-name="P1"><text:s text:c="4"/>* ∂u/∂w_{s-r} = f'(w_{s-r}), a derivada de F em relação a X_{s-r}.</text:p>
      <text:p text:style-name="P1"><text:s text:c="4"/>* ∂v/∂w_{s} = f'(w_{s}), a derivada de F em relação a X_{s}.</text:p>
      <text:p text:style-name="P1"/>
      <text:p text:style-name="P1">* Como f'(x) &gt; 0 para todo x no intervalo [0, 1], a matriz jacobiana é diagonal e seus elementos na diagonal são positivos.</text:p>
      <text:p text:style-name="P1">* Portanto, a densidade conjunta de U e V se torna:</text:p>
      <text:p text:style-name="P1"><text:s text:c="4"/>* f(u, v) = f'(w_{s-r}) * f'(w_{s})</text:p>
      <text:p text:style-name="P1"/>
      <text:p text:style-name="P1">5. Distribuição Marginal de U:</text:p>
      <text:p text:style-name="P1"/>
      <text:p text:style-name="P1">* Integrando f(u, v) em relação a v, obtemos a densidade marginal de U:</text:p>
      <text:p text:style-name="P1"><text:s text:c="4"/>* f_U(u) = ∫ f(u, v) dv</text:p>
      <text:p text:style-name="P1"><text:s text:c="4"/>* Substituindo f(u, v) pela expressão obtida no passo 4:</text:p>
      <text:p text:style-name="P1"><text:s text:c="8"/>* f_U(u) = ∫ f'(w_{s-r}) * f'(w_{s}) dv</text:p>
      <text:p text:style-name="P1"><text:s text:c="4"/>* Como f'(x) &gt; 0 para todo x no intervalo [0, 1], podemos trocar a ordem de integração:</text:p>
      <text:p text:style-name="P1"><text:s text:c="8"/>* f_U(u) = ∫ f'(w_{s}) dw_{s} * ∫ f'(w_{s-r}) dv</text:p>
      <text:p text:style-name="P1"><text:s text:c="4"/>* A integral interna é igual a 1, pois f'(x) é a densidade de probabilidade de uma variável aleatória uniforme no intervalo [0, 1].</text:p>
      <text:p text:style-name="P1">* A integral externa é igual a 1, pois f'(w_{s}) é a densidade de probabilidade de W_{s} (transformação de uma variável aleatória uniforme no intervalo [0, 1]).</text:p>
      <text:p text:style-name="P2"/>
      <text:p text:style-name="P6"><text:span text:style-name="Strong_20_Emphasis"><text:span text:style-name="T1">f_U(u) = 1</text:span></text:span></text:p>
      <text:p text:style-name="Text_20_body">Isso significa que U possui distribuição <text:span text:style-name="Strong_20_Emphasis">uniforme no intervalo [0, 1]</text:span>, independentemente dos valores de r e s (desde que r &lt; s).</text:p>
      <text:p text:style-name="Text_20_body"><text:span text:style-name="Strong_20_Emphasis">Próximo Passo:</text:span></text:p>
      <text:p text:style-name="Text_20_body">Para completar a demonstração, precisamos analisar a densidade marginal de V (W_{s} - W_{r}) e mostrar que ela também é uniforme no intervalo [0, 1].</text:p>
      <text:p text:style-name="Text_20_body"><text:span text:style-name="Strong_20_Emphasis">Análise da Densidade Marginal de V:</text:span></text:p>
      <text:p text:style-name="Text_20_body">Seguindo os mesmos passos da análise da densidade marginal de U, podemos:</text:p>
      <text:list xml:id="list3756321771" text:style-name="L1">
        <text:list-item>
          <text:p text:style-name="P3">Integrar a densidade conjunta f(u, v) em relação a u, obtendo a densidade marginal de V:</text:p>
          <text:list>
            <text:list-item>
              <text:p text:style-name="P4">f_V(v) = ∫ f(u, v) du </text:p>
            </text:list-item>
          </text:list>
        </text:list-item>
        <text:list-item>
          <text:p text:style-name="P3">Substituir f(u, v) pela expressão obtida anteriormente:</text:p>
          <text:list>
            <text:list-item>
              <text:p text:style-name="P4">f_V(v) = ∫ f'(w_{s-r}) * f'(w_{s}) du </text:p>
            </text:list-item>
          </text:list>
        </text:list-item>
        <text:list-item>
          <text:p text:style-name="P3">Trocar a ordem de integração, como feito na análise de f_U(u):</text:p>
          <text:list>
            <text:list-item>
              <text:p text:style-name="P4">f_V(v) = ∫ f'(w_{s}) dw_{s} * ∫ f'(w_{s-r}) du </text:p>
            </text:list-item>
          </text:list>
        </text:list-item>
        <text:list-item>
          <text:p text:style-name="P3">Integrar em relação a w_{s-r}:</text:p>
          <text:list>
            <text:list-item>
              <text:p text:style-name="P4">f_V(v) = ∫ f'(w_{s}) dw_{s} </text:p>
            </text:list-item>
          </text:list>
        </text:list-item>
        <text:list-item>
          <text:p text:style-name="P5">A integral interna é igual a 1, como demonstrado anteriormente.</text:p>
          <text:p text:style-name="P5">A densidade marginal de V também é <text:span text:style-name="Strong_20_Emphasis">uniforme no intervalo [0, 1]</text:span>.</text:p>
          <text:p text:style-name="P7"><text:soft-page-break/>1.2.7</text:p>
        </text:list-item>
      </text:list>
      <text:p text:style-name="P8">Suponha que você tem as estatísticas de ordem de uma amostra de tamanho n de uma função de distribuição exponencial i.e a sua densidade f(x) = e^{-x} para x&gt;0 . Defina Y_1 = X(1) <text:s/>e Y_i=X(i)-X(i-1)</text:p>
      <text:p text:style-name="P8">a) Mostre que Y_1 <text:s/>e Y_i são mutuamente estocasticamente independentes., para i=1,...,n. </text:p>
      <text:p text:style-name="P8">b) Mostre que Y_I tem distribuição gamma com alpha=1 e beta= 1/(n+1-i), para i=1,...,n. </text:p>
      <text:p text:style-name="P8">c) Calcule valor esperado de X(r) e a variancia de X(r)</text:p>
      <text:p text:style-name="P8">d) calcule a covariância entre X(r) e X(s) para r&lt;s.</text:p>
      <text:p text:style-name="P8">em que X(i) é a i-ésima estatística de ordem, para i=1,...,n. Mostre que para r&lt;s, W_{s-r} e W_{s) -W_{r} tema a mesma distribuição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07:55:37.473907915</meta:creation-date>
    <dc:date>2024-04-22T08:50:26.929296293</dc:date>
    <meta:editing-duration>PT44M2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71" meta:word-count="738" meta:character-count="4152" meta:non-whitespace-character-count="3381"/>
  </office:meta>
</office:document-meta>
</file>